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3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00" fo:padding-top="0.135cm" fo:padding-bottom="0.135cm" fo:padding-left="0.26cm" fo:padding-right="0.26cm"/>
    </style:style>
    <style:style style:name="gr7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8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9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10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width="0.035cm" draw:stroke-linejoin="miter" draw:fill="solid" draw:fill-color="#0e0d0b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fed02e"/>
    </style:style>
    <style:style style:name="gr14" style:family="graphic" style:parent-style-name="standard">
      <style:graphic-properties draw:stroke="none" svg:stroke-width="0.035cm" draw:stroke-linejoin="miter" draw:fill="solid" draw:fill-color="#979996"/>
    </style:style>
    <style:style style:name="gr15" style:family="graphic" style:parent-style-name="standard">
      <style:graphic-properties draw:stroke="none" svg:stroke-width="0.035cm" draw:stroke-linejoin="miter" draw:fill="solid" draw:fill-color="#b2b4b1"/>
    </style:style>
  </office:automatic-styles>
  <office:body>
    <office:drawing>
      <draw:page draw:name="page1" draw:style-name="dp1" draw:master-page-name="Default">
        <draw:path draw:style-name="gr1" draw:layer="layout" svg:width="1.062cm" svg:height="0.368cm" svg:x="1.793cm" svg:y="2.28cm" svg:viewBox="0 0 1063 369" svg:d="m667 123c-113 32-245 44-355 3-44-34 7-96-53-118-48 17-56 66-63 114-69-26-130-83-196-10 26 40 79 64 123 71-50 10-154-21-103 69 40 42 87 14 139 11-53 43-137 64-33 101 44 0 73-24 105-51 44-11 92 0 138 2 100 46 207 50 316 54 77-73 201-21 279-84 36-19 67-37 95-64 17-102-20-179-117-213-126-39-179 81-275 115z">
          <text:p/>
        </draw:path>
        <draw:path draw:style-name="gr2" draw:layer="layout" svg:width="0.679cm" svg:height="0.345cm" svg:x="2.629cm" svg:y="3.756cm" svg:viewBox="0 0 680 346" svg:d="m367 0c-96 32-232 34-331 93-21 29-26 65-36 99-2 46 19 79 48 112 83 49 188 39 281 37 81 11 178 8 244-43 99-66 97-145 107-259-105-9-209-22-313-39z">
          <text:p/>
        </draw:path>
        <draw:path draw:style-name="gr3" draw:layer="layout" svg:width="0.567cm" svg:height="0.886cm" svg:x="2.975cm" svg:y="2.949cm" svg:viewBox="0 0 568 887" svg:d="m24 66c-5 28-31 99-22 146 7 35 18 71 26 105 19 90-15 176-22 265 19 78-4 201 49 256 93 70 235 67 286-22-8-36-2-57-17-93-46-97-24-207-9-309 2-133 258-269 253-403-77-28-496-1-544 55z">
          <text:p/>
        </draw:path>
        <draw:path draw:style-name="gr4" draw:layer="layout" svg:width="0.618cm" svg:height="0.092cm" svg:x="2.648cm" svg:y="3.956cm" svg:viewBox="0 0 619 93" svg:d="m0 33c105 41 221 73 311 54 104 3 198-3 308-87">
          <text:p/>
        </draw:path>
        <draw:path draw:style-name="gr2" draw:layer="layout" svg:width="0.663cm" svg:height="0.357cm" svg:x="2.458cm" svg:y="3.822cm" svg:viewBox="0 0 664 358" svg:d="m348 0c-93 41-229 56-322 124-17 30-19 67-26 101 2 46 26 77 58 107 88 42 190 22 284 11 81 3 177-8 238-66 93-75 84-153 83-267-106 1-210-2-315-10z">
          <text:p/>
        </draw:path>
        <draw:path draw:style-name="gr3" draw:layer="layout" svg:width="0.696cm" svg:height="0.942cm" svg:x="2.777cm" svg:y="2.924cm" svg:viewBox="0 0 697 943" svg:d="m135 66c-5 28-144 155-135 202 8 36 18 71 27 106 18 89-16 175-22 264 18 78-5 201 48 256 93 70 235 67 287-22-9-36-2-57-18-93-45-96-24-207-8-308 2-134 388-326 383-460-76-28-514-1-562 55z">
          <text:p/>
        </draw:path>
        <draw:path draw:style-name="gr4" draw:layer="layout" svg:width="0.612cm" svg:height="0.127cm" svg:x="2.48cm" svg:y="3.996cm" svg:viewBox="0 0 613 128" svg:d="m0 90c108 32 227 53 315 25 103-6 196-21 298-115">
          <text:p/>
        </draw:path>
        <draw:path draw:style-name="gr1" draw:layer="layout" svg:width="1.166cm" svg:height="1.494cm" svg:x="2.142cm" svg:y="0.281cm" svg:viewBox="0 0 1167 1495" svg:d="m404 43c-360 79-449 348-385 658 15 64 73 185 103 245 21 128 11 230 76 345 82 164 195 204 372 204 149-36 221-144 309-274 131-167 272-362 288-569-21-190-150-347-242-508-116-173-347-168-521-101z">
          <text:p/>
        </draw:path>
        <draw:path draw:style-name="gr1" draw:layer="layout" svg:width="0.219cm" svg:height="0.312cm" svg:x="2.07cm" svg:y="1.068cm" svg:viewBox="0 0 220 313" svg:d="m148 0c-14 85-96 126-139 169-22 95-8 162 98 140 74-35 103-92 113-169z">
          <text:p/>
        </draw:path>
        <draw:path draw:style-name="gr5" draw:layer="layout" svg:width="0.191cm" svg:height="0.235cm" svg:x="2.233cm" svg:y="0.797cm" svg:viewBox="0 0 192 236" svg:d="m6 95c-24 114 26 166 123 129 34 7 82-83 56-130-19-137-136-114-179 1z">
          <text:p/>
        </draw:path>
        <draw:path draw:style-name="gr6" draw:layer="layout" svg:width="0.115cm" svg:height="0.101cm" svg:x="2.247cm" svg:y="0.933cm" svg:viewBox="0 0 116 102" svg:d="m56 10c10-16-73-21-53 48 16 53 84 51 102 31 37-40-31-95-49-79z">
          <text:p/>
        </draw:path>
        <draw:path draw:style-name="gr7" draw:layer="layout" svg:width="0.68cm" svg:height="0.448cm" svg:x="3.346cm" svg:y="0.936cm" svg:viewBox="0 0 681 449" svg:d="m16 0c-56 4 53 195 65 233 19 59 133 139 175 189 36 41 175-10 211-27 60-29 134 0 164 27 94 82 33-43 7-88-21-35-107-79-145-103-63-42-79-93-134-141-52-46-111-43-177-38-42 2-115-45-166-52z">
          <text:p/>
        </draw:path>
        <draw:path draw:style-name="gr8" draw:layer="layout" svg:width="1.081cm" svg:height="1.513cm" svg:x="2.503cm" svg:y="1.756cm" svg:viewBox="0 0 1082 1514" svg:d="m1082 1394c-97-108 34-326-35-454-16-215-113-494-178-661-34-105-137-122-207-207-76-74-108-79-214-67-132 43-116 27-245 79-92 59-148 142-141 251 11 97 32 183 2 278 12 157-100 335-52 487 61 175 34 238 84 414 141-115 415-2 589-51 140-78 324 59 397-69z">
          <text:p/>
        </draw:path>
        <draw:path draw:style-name="gr1" draw:layer="layout" svg:width="0.499cm" svg:height="0.429cm" svg:x="2.659cm" svg:y="1.553cm" svg:viewBox="0 0 500 430" svg:d="m3 335c65 160 392 101 497-55-92-99-94-239-173-279-80-7-157 17-233 41-60 49-106 232-91 293z">
          <text:p/>
        </draw:path>
        <draw:path draw:style-name="gr7" draw:layer="layout" svg:width="1.036cm" svg:height="0.756cm" svg:x="2.212cm" svg:y="1.136cm" svg:viewBox="0 0 1037 757" svg:d="m1014 0c-173 5-179 133-238 203-73 35-130 93-200 134-32 7-59 14-88 7-73-20-133-71-197-110-87-19-148-24-237-4-41 44-93 59-10 170 122-24 168-62 252-47 67 35 84 110 18 158-59 2-110 22-155-36-91 30-59 99-15 156 55 146 160 147 301 93 90-32 213-43 292-97 65-65 107-121 146-205 24-111 85-181 123-277 0-60 64-115 8-145z">
          <text:p/>
        </draw:path>
        <draw:path draw:style-name="gr7" draw:layer="layout" svg:width="1.257cm" svg:height="0.966cm" svg:x="2.106cm" svg:y="0.154cm" svg:viewBox="0 0 1258 967" svg:d="m7 490c-98-334 803-654 911-396 280-39 431 626 281 873-21-21-71-10-87-46-64-152-102-412-232-358-126-12-49 134-72 163-221-78-67-326-280-365-87 60-195 147-317 71-85 19-125 71-204 58z">
          <text:p/>
        </draw:path>
        <draw:path draw:style-name="gr9" draw:layer="layout" svg:width="0.158cm" svg:height="0.214cm" svg:x="2.95cm" svg:y="0.715cm" svg:viewBox="0 0 159 215" svg:d="m0 30c184-125 215 181 60 185">
          <text:p/>
        </draw:path>
        <draw:path draw:style-name="gr9" draw:layer="layout" svg:width="0.061cm" svg:height="0.11cm" svg:x="2.999cm" svg:y="0.762cm" svg:viewBox="0 0 62 111" svg:d="m0 21c18-58 116 16 20 90">
          <text:p/>
        </draw:path>
        <draw:path draw:style-name="gr10" draw:layer="layout" svg:width="0.102cm" svg:height="0.024cm" svg:x="2.346cm" svg:y="1.542cm" svg:viewBox="0 0 103 25" svg:d="m0 23c36 7 47-3 103-23">
          <text:p/>
        </draw:path>
        <draw:g>
          <draw:path draw:style-name="gr11" draw:layer="layout" svg:width="0.221cm" svg:height="0.439cm" svg:x="2.732cm" svg:y="2.092cm" svg:viewBox="0 0 222 440" svg:d="m88 0c-112 30-71 158-88 241 5-10 11-30 13-41 4-16 12-54 16-72 0-8-2-24-3-31 36-23 104-20 92 39 0 16 2 48 2 62 9 20 26 60 35 79-18-5-56-13-74-19 47 25 81 64 105 112-11 3-31 11-42 15 16 19 29 36 45 55 7-13 24-38 33-50 4-95-67-171-76-264-3-49-29-90-58-126z">
            <text:p/>
          </draw:path>
          <draw:path draw:style-name="gr12" draw:layer="layout" svg:width="0.092cm" svg:height="0.059cm" svg:x="2.759cm" svg:y="2.175cm" svg:viewBox="0 0 93 60" svg:d="m92 51c12-57-57-62-92-36 1 6 2 21 3 29 28 18 59 21 89 7z">
            <text:p/>
          </draw:path>
          <draw:path draw:style-name="gr13" draw:layer="layout" svg:width="0.105cm" svg:height="0.093cm" svg:x="2.747cm" svg:y="2.219cm" svg:viewBox="0 0 106 94" svg:d="m104 9c-30 12-60 9-89-9-4 20-11 56-15 74l43 20h7c14-6 42-17 56-22 0-16-2-48-2-63z">
            <text:p/>
          </draw:path>
          <draw:path draw:style-name="gr12" draw:layer="layout" svg:width="0.218cm" svg:height="0.319cm" svg:x="2.699cm" svg:y="2.291cm" svg:viewBox="0 0 219 320" svg:d="m155 0c-15 6-45 17-58 23l-3 1c0 0-2-1-3-1l-45-21c-2 10-9 30-12 39l-11 41c-9 39-18 80-23 120 6 4 22 12 28 16 15 33 27 68 37 102 29-14 58-17 90-5 0-43 0-88 0-131l23 1c11-3 31-11 41-15-23-47-57-85-105-111 19 6 56 14 75 18-8-19-26-57-34-77z">
            <text:p/>
          </draw:path>
          <draw:path draw:style-name="gr14" draw:layer="layout" svg:width="0.005cm" svg:height="0cm" svg:x="2.789cm" svg:y="2.312cm" svg:viewBox="0 0 6 1" svg:d="m6 0h-6c1 0 2 1 3 1z">
            <text:p/>
          </draw:path>
          <draw:path draw:style-name="gr15" draw:layer="layout" svg:width="0.042cm" svg:height="0.055cm" svg:x="2.742cm" svg:y="2.436cm" svg:viewBox="0 0 43 56" svg:d="m31 0c-35 7-40 27-17 56 33-6 38-24 17-56z">
            <text:p/>
          </draw:path>
          <draw:path draw:style-name="gr13" draw:layer="layout" svg:width="0.161cm" svg:height="0.183cm" svg:x="2.852cm" svg:y="2.474cm" svg:viewBox="0 0 162 184" svg:d="m24 1-24-1c0 43 0 88 1 131l1 13 4 40c58-8 105-42 156-68-22-36-48-70-62-109-8 13-23 37-31 49-14-18-30-36-45-55z">
            <text:p/>
          </draw:path>
          <draw:path draw:style-name="gr13" draw:layer="layout" svg:width="0.164cm" svg:height="0.174cm" svg:x="2.598cm" svg:y="2.472cm" svg:viewBox="0 0 165 175" svg:d="m99 20c-10-6-32-15-45-20l-15 21c-9 11-28 32-38 44-1 27-1 55-1 83 18 7 54 19 73 25 26 2 52 2 78 0 4-8 11-25 14-35-10-35-23-69-37-102-7-4-21-12-29-16z">
            <text:p/>
          </draw:path>
          <draw:path draw:style-name="gr11" draw:layer="layout" svg:width="0.103cm" svg:height="0.046cm" svg:x="2.749cm" svg:y="2.598cm" svg:viewBox="0 0 104 47" svg:d="m104 7c-31-11-61-9-90 5-4 8-10 27-14 35 36-1 73-10 104-27z">
            <text:p/>
          </draw:path>
        </draw:g>
        <draw:path draw:style-name="gr1" draw:layer="layout" svg:width="1.062cm" svg:height="0.368cm" svg:x="2.068cm" svg:y="2.51cm" svg:viewBox="0 0 1063 369" svg:d="m667 123c-113 32-245 44-355 3-44-34 7-96-53-118-48 17-56 66-63 114-69-26-130-83-196-10 26 40 79 64 123 71-50 10-154-21-103 69 40 42 87 14 139 11-53 43-137 64-33 101 44 0 73-24 105-51 44-11 92 0 138 2 100 46 207 50 316 54 77-73 201-21 279-84 36-19 67-37 95-64 17-102-20-179-117-213-126-39-179 81-275 115z">
          <text:p/>
        </draw:path>
        <draw:path draw:style-name="gr8" draw:layer="layout" svg:width="0.609cm" svg:height="0.639cm" svg:x="2.791cm" svg:y="2.106cm" svg:viewBox="0 0 610 640" svg:d="m238 0c-49 75-80 154-107 239-32 83-79 157-131 229 129 75 325 122 472 172 31-68 78-150 110-217 44-91 40-327-46-39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.516cm" fo:page-height="4.5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1T13:49:26</dc:date>
    <dc:creator>yves </dc:creator>
    <meta:generator>LibreOffice/4.0.2.2$Linux_X86_64 LibreOffice_project/400m0$Build-2</meta:generator>
    <meta:editing-duration>P0D</meta:editing-duration>
    <meta:editing-cycles>1</meta:editing-cycles>
    <meta:document-statistic meta:object-count="31"/>
  </office:meta>
</office:document-meta>
</file>